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709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0.313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text-line-through-style="solid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line-through-style="solid"/>
    </style:style>
    <style:style style:name="ce5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font-name="Bitstream Vera Sans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lease</text:p>
          </table:table-cell>
          <table:table-cell table:style-name="ce1" table:number-columns-repeated="250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eneral</text:p>
          </table:table-cell>
          <table:table-cell office:value-type="string">
            <text:p>Open</text:p>
          </table:table-cell>
          <table:table-cell office:value-type="string">
            <text:p>cleanup interface names (Handler instead of Ihandler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 office:value-type="float" office:value="1">
            <text:p>1</text:p>
          </table:table-cell>
          <table:table-cell office:value-type="string">
            <text:p>General</text:p>
          </table:table-cell>
          <table:table-cell office:value-type="string">
            <text:p>Done</text:p>
          </table:table-cell>
          <table:table-cell office:value-type="string">
            <text:p>search/replace NullPointerException/ObjectTK.enforceNotNull()</text:p>
          </table:table-cell>
          <table:table-cell office:value-type="string">
            <text:p>PEND</text:p>
          </table:table-cell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getXYOptions() - Methode unterstützen (aka Choic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bei enum type sind options automatisch durch enum-elemente bestimmt (falls getXYOptions() fehlt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 office:value-type="float" office:value="2">
            <text:p>2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rewrite ModelInspector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replace use of ModelInspector with OpenClassRepository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Re-Naming: @Executable VS @Operation, @Expose VS @Show, @ExposeProperties VS @ShowProperties / @HidePropertie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@Operation(name): unique name erzwingen bei overloaded Method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JavaMetaModel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efer</text:p>
          </table:table-cell>
          <table:table-cell office:value-type="string">
            <text:p>MetaModel Layering: ab Modell VS. für widgets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office:value-type="string">
            <text:p>equals und hashCode in connectors sauber implementieren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office:value-type="string">
            <text:p>clean-up IDataConnectorFactory und DefaultDataConnectorFactory (infoQueue)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office:value-type="string">
            <text:p>rethink ConnectorInfo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 office:value-type="float" office:value="3">
            <text:p>3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Naming: model VS context (ScalarProperty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Mediator chaining: domain object NICHT Observable – edit über Widget und Operation triggern refresh über gesamten Mediator Tree (alles zurzeit sichtbar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ListPanel muss Inhalt refreshen, wenn Property von Detail ändert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orkbench</text:p>
          </table:table-cell>
          <table:table-cell office:value-type="string">
            <text:p>Defer</text:p>
          </table:table-cell>
          <table:table-cell office:value-type="string">
            <text:p>Navigator.back(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6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GenericForm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CollectionWidgetController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: embedded Properties werden in Tab angezeigt (z.B.: Person.address -&gt; Properties von Address im Tab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(EmbeddableFactory) auf Class: für dynamische (by-mapping) oder mehrwertige Embedded Objec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executable actions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navigation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style-name="ce3"/>
          <table:table-cell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request focus on buttons: &lt;executables&gt;, btns in executable dialogs</text:p>
          </table:table-cell>
          <table:table-cell table:style-name="ce5" office:value-type="float" office:value="9.08">
            <text:p>9.08</text:p>
          </table:table-cell>
          <table:table-cell table:style-name="ce4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xecutableAction: keine Auto-Navigation zu primitiven Type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clipse Run-Icon (Play-Button) als Icon für Operations (auch bei Table verwendent)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OperationInput support (aka FluentFeed) -&gt; order sample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Re-Naming: OperationDialog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style-name="ce4" table:number-columns-repeated="2"/>
          <table:table-cell table:style-name="ce4" office:value-type="string">
            <text:p>ExecuteDialog</text:p>
          </table:table-cell>
          <table:table-cell table:style-name="ce4" office:value-type="string">
            <text:p>Discarded</text:p>
          </table:table-cell>
          <table:table-cell table:style-name="ce4" office:value-type="string">
            <text:p>wenn namen in @Executable auf properties zeigen, dann edit mode - also felder mit property werten befulle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Generic options (choice) support with JList and selectable/options property (LocalizedHelloWorldExample)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Zukunft von ChoiceUISwing ?</text:p>
          </table:table-cell>
          <table:table-cell table:style-name="ce5"/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Aufrufe zu Model und zu Widget immer in try-catch-finally: keine undefinierten Zustände bei Exceptions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Done</text:p>
          </table:table-cell>
          <table:table-cell office:value-type="string">
            <text:p>@ExposeProperties auf getter-Methoden und Feldern für table columns auswahl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Open</text:p>
          </table:table-cell>
          <table:table-cell table:style-name="ce6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Open</text:p>
          </table:table-cell>
          <table:table-cell table:style-name="ce6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Defer</text:p>
          </table:table-cell>
          <table:table-cell table:style-name="ce6" office:value-type="string">
            <text:p>TableColumn <text:span text:style-name="T1">Auswahl</text:span> in <text:span text:style-name="T1">handmade</text:span> panels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Open</text:p>
          </table:table-cell>
          <table:table-cell table:style-name="ce6" office:value-type="string">
            <text:p>@OperationAffinity(“removeAddress”) Person.addressOptions: Btn. Für Operation wird bei Table der Adressen angezeigt, Selection als param für Operation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Open</text:p>
          </table:table-cell>
          <table:table-cell table:style-name="ce6" office:value-type="string">
            <text:p>@OperationAffinity(“removeAddress”) Person.addressoptions: Operation.enabled nur wenn Selektion in Tabelle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5" office:value-type="string">
            <text:p>Types/Converters</text:p>
          </table:table-cell>
          <table:table-cell office:value-type="string">
            <text:p>Done</text:p>
          </table:table-cell>
          <table:table-cell table:style-name="ce6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string">
            <text:p>Types/Converters</text:p>
          </table:table-cell>
          <table:table-cell office:value-type="string">
            <text:p>Open</text:p>
          </table:table-cell>
          <table:table-cell table:style-name="ce6" office:value-type="string">
            <text:p>Prio. 1 haben Typen von String geparsed werden koenne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string">
            <text:p>Types/Converters</text:p>
          </table:table-cell>
          <table:table-cell office:value-type="string">
            <text:p>Open</text:p>
          </table:table-cell>
          <table:table-cell table:style-name="ce6" office:value-type="string">
            <text:p>boolean VS. Boolean // klare Definition wo primitive Typen und wo immer Objects verwendet werde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string">
            <text:p>Types/Converters</text:p>
          </table:table-cell>
          <table:table-cell office:value-type="string">
            <text:p>Open</text:p>
          </table:table-cell>
          <table:table-cell table:style-name="ce6" office:value-type="string">
            <text:p>ModelInspector.isPrimitive(Class) : boolea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ypes/Converters</text:p>
          </table:table-cell>
          <table:table-cell office:value-type="string">
            <text:p>Open</text:p>
          </table:table-cell>
          <table:table-cell office:value-type="string">
            <text:p>full support for converter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5" office:value-type="string">
            <text:p>DDD</text:p>
          </table:table-cell>
          <table:table-cell office:value-type="string">
            <text:p>Done</text:p>
          </table:table-cell>
          <table:table-cell office:value-type="string">
            <text:p>Support for CompanionObject</text:p>
          </table:table-cell>
          <table:table-cell office:value-type="string">
            <text:p>PEND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DDD</text:p>
          </table:table-cell>
          <table:table-cell office:value-type="string">
            <text:p>Defer</text:p>
          </table:table-cell>
          <table:table-cell office:value-type="string">
            <text:p>aggregates: nur aggregates in der sidebar als navigations startpunkt verfügba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6" office:value-type="string">
            <text:p><text:span text:style-name="T1">testcases</text:span> <text:span text:style-name="T1">wieder</text:span> fit <text:span text:style-name="T1">machen</text:span>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6" office:value-type="string">
            <text:p>ant <text:span text:style-name="T1">buildfile</text:span> fur core: build.xml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6" office:value-type="string">
            <text:p>dataProxy refresh/reload model <text:span text:style-name="T1">ist</text:span> observable, stateChange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6" office:value-type="string">
            <text:p>dataProxy refresh/reload model <text:span text:style-name="T1">ist</text:span> observable, propertyChange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6" office:value-type="string">
            <text:p>getter only plugs richtig handhaben, Acess Rules beachten in writeValue0() (d.h. Exception werfen ?! ) :: Connector &amp; Property</text:p>
          </table:table-cell>
          <table:table-cell table:style-name="ce5"/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6" office:value-type="string">
            <text:p>graceful handling of getXY() ohne setXY() methode (Access)</text:p>
          </table:table-cell>
          <table:table-cell table:style-name="ce5"/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6" office:value-type="string">
            <text:p>immutable &amp; read-only: public final field (and optional public getter)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rojectExample als Showcase für verfügbare Widget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short description of all examples: wiki and class comment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finish currency converte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Fowlers state machine aus DSL buch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OperationInput Sample: Order Model</text:p>
          </table:table-cell>
          <table:table-cell table:number-columns-repeated="251"/>
        </table:table-row>
        <table:table-row table:style-name="ro1" table:number-rows-repeated="8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Default" table:number-columns-repeated="4"/>
          <table:table-cell table:style-name="ce7"/>
          <table:table-cell table:style-name="Default"/>
          <table:table-cell table:number-columns-repeated="250"/>
        </table:table-row>
      </table:table>
      <table:table table:name="Sheet2" table:style-name="ta1" table:print="false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Defer</text:p>
          </table:table-cell>
        </table:table-row>
        <table:table-row table:style-name="ro1">
          <table:table-cell table:number-columns-repeated="2"/>
          <table:table-cell office:value-type="string">
            <text:p>Verify</text:p>
          </table:table-cell>
        </table:table-row>
      </table:table>
      <table:database-ranges>
        <table:database-range table:target-range-address="Sheet1.A1:Sheet1.IV1" table:display-filter-buttons="true">
          <table:filter>
            <table:filter-and>
              <table:filter-condition table:field-number="3" table:value="Open" table:operator="="/>
              <table:filter-condition table:field-number="0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03/14/2010</text:date>, <text:time>22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03-14T22:26:31</dc:date>
    <meta:editing-cycles>92</meta:editing-cycles>
    <meta:editing-duration>PT9H24M52S</meta:editing-duration>
    <meta:user-defined meta:name="Info 1"/>
    <meta:user-defined meta:name="Info 2"/>
    <meta:user-defined meta:name="Info 3"/>
    <meta:user-defined meta:name="Info 4"/>
    <meta:document-statistic meta:table-count="2" meta:cell-count="248"/>
  </office:meta>
</office:document-meta>
</file>